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0752in" svg:height="4.9815in" svg:x="5.0728in" svg:y="1.2453in">
            <draw:object draw:notify-on-update-of-ranges="Sheet1.C6:Sheet1.C34 Sheet1.D6:Sheet1.D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easurements taken 5/4/2021 using mpv904 output channel 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C unplugged from PS706 and threshold at minimum gives a threshold of -11.4 mV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GUI Entry (V)</text:p>
          </table:table-cell>
          <table:table-cell table:style-name="ce1" office:value-type="string" calcext:value-type="string">
            <text:p>Real Voltage Set (V)</text:p>
          </table:table-cell>
          <table:table-cell table:style-name="ce1" office:value-type="string" calcext:value-type="string">
            <text:p>Measured PS706 Threshold (mV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-0.25" calcext:value-type="float">
            <text:p>-0.25</text:p>
          </table:table-cell>
          <table:table-cell office:value-type="float" office:value="-0.252" calcext:value-type="float">
            <text:p>-0.252</text:p>
          </table:table-cell>
          <table:table-cell office:value-type="float" office:value="-34.3" calcext:value-type="float">
            <text:p>-34.3</text:p>
          </table:table-cell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-0.501" calcext:value-type="float">
            <text:p>-0.501</text:p>
          </table:table-cell>
          <table:table-cell office:value-type="float" office:value="-58.7" calcext:value-type="float">
            <text:p>-58.7</text:p>
          </table:table-cell>
        </table:table-row>
        <table:table-row table:style-name="ro1">
          <table:table-cell/>
          <table:table-cell table:number-columns-repeated="2" office:value-type="float" office:value="-0.75" calcext:value-type="float">
            <text:p>-0.75</text:p>
          </table:table-cell>
          <table:table-cell office:value-type="float" office:value="-83.1" calcext:value-type="float">
            <text:p>-83.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0.999" calcext:value-type="float">
            <text:p>-0.999</text:p>
          </table:table-cell>
          <table:table-cell office:value-type="float" office:value="-107.5" calcext:value-type="float">
            <text:p>-107.5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</text:p>
          </table:table-cell>
          <table:table-cell office:value-type="float" office:value="-205" calcext:value-type="float">
            <text:p>-205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3.001" calcext:value-type="float">
            <text:p>-3.001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3.998" calcext:value-type="float">
            <text:p>-3.998</text:p>
          </table:table-cell>
          <table:table-cell office:value-type="float" office:value="-401" calcext:value-type="float">
            <text:p>-401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4.999" calcext:value-type="float">
            <text:p>-4.999</text:p>
          </table:table-cell>
          <table:table-cell office:value-type="float" office:value="-499" calcext:value-type="float">
            <text:p>-499</text:p>
          </table:table-cell>
        </table:table-row>
        <table:table-row table:style-name="ro1">
          <table:table-cell/>
          <table:table-cell table:number-columns-repeated="2" office:value-type="float" office:value="-6" calcext:value-type="float">
            <text:p>-6</text:p>
          </table:table-cell>
          <table:table-cell office:value-type="float" office:value="-598" calcext:value-type="float">
            <text:p>-598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7.001" calcext:value-type="float">
            <text:p>-7.001</text:p>
          </table:table-cell>
          <table:table-cell office:value-type="float" office:value="-696" calcext:value-type="float">
            <text:p>-696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8.002" calcext:value-type="float">
            <text:p>-8.002</text:p>
          </table:table-cell>
          <table:table-cell office:value-type="float" office:value="-794" calcext:value-type="float">
            <text:p>-794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8.999" calcext:value-type="float">
            <text:p>-8.999</text:p>
          </table:table-cell>
          <table:table-cell office:value-type="float" office:value="-892" calcext:value-type="float">
            <text:p>-892</text:p>
          </table:table-cell>
        </table:table-row>
        <table:table-row table:style-name="ro1">
          <table:table-cell/>
          <table:table-cell table:number-columns-repeated="2" office:value-type="float" office:value="-10" calcext:value-type="float">
            <text:p>-10</text:p>
          </table:table-cell>
          <table:table-cell office:value-type="float" office:value="-990" calcext:value-type="float">
            <text:p>-990</text:p>
          </table:table-cell>
        </table:table-row>
        <table:table-row table:style-name="ro1">
          <table:table-cell/>
          <table:table-cell table:number-columns-repeated="2" office:value-type="float" office:value="-0.1" calcext:value-type="float">
            <text:p>-0.1</text:p>
          </table:table-cell>
          <table:table-cell office:value-type="float" office:value="-19.5" calcext:value-type="float">
            <text:p>-19.5</text:p>
          </table:table-cell>
        </table:table-row>
        <table:table-row table:style-name="ro1">
          <table:table-cell/>
          <table:table-cell office:value-type="float" office:value="-0.01" calcext:value-type="float">
            <text:p>-0.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10.9" calcext:value-type="float">
            <text:p>-10.9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252" calcext:value-type="float">
            <text:p>0.252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/>
          <table:table-cell table:number-columns-repeated="2" office:value-type="float" office:value="0.75" calcext:value-type="float">
            <text:p>0.75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85.9" calcext:value-type="float">
            <text:p>185.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001" calcext:value-type="float">
            <text:p>3.00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002" calcext:value-type="float">
            <text:p>4.00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999" calcext:value-type="float">
            <text:p>4.99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.001" calcext:value-type="float">
            <text:p>7.001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998" calcext:value-type="float">
            <text:p>7.99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99" calcext:value-type="float">
            <text:p>8.999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70" calcext:value-type="float">
            <text:p>9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0:51:44.640034914</meta:creation-date>
    <meta:generator>LibreOffice/4.2.8.2$Linux_X86_64 LibreOffice_project/420m0$Build-2</meta:generator>
    <dc:date>2021-05-06T11:24:20.250249088</dc:date>
    <meta:editing-duration>P1DT28M40S</meta:editing-duration>
    <meta:editing-cycles>5</meta:editing-cycles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1" chart:maximum="1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1100" chart:maximum="1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12cm" svg:height="12.654cm" xlink:href=".." xlink:type="simple" chart:class="chart:scatter" chart:style-name="ch1">
        <chart:title svg:x="5.238cm" svg:y="0.389cm" chart:style-name="ch2">
          <text:p>PS706 Remote Threshold vs. DAC Output Voltage</text:p>
        </chart:title>
        <chart:plot-area chart:style-name="ch3" table:cell-range-address="Sheet1.C6:Sheet1.D34" svg:x="1.502cm" svg:y="1.419cm" svg:width="18.681cm" svg:height="9.972cm">
          <chartooo:coordinate-region svg:x="1.741cm" svg:y="1.419cm" svg:width="18.442cm" svg:height="9.773cm"/>
          <chart:axis chart:dimension="x" chart:name="primary-x" chart:style-name="ch4">
            <chart:title svg:x="9.091cm" svg:y="11.644cm" chart:style-name="ch5">
              <text:p>DAC Output Voltage (V)</text:p>
            </chart:title>
            <chart:grid chart:style-name="ch6" chart:class="major"/>
          </chart:axis>
          <chart:axis chart:dimension="y" chart:name="primary-y" chart:style-name="ch7">
            <chart:title svg:x="0.532cm" svg:y="8.698cm" chart:style-name="ch8">
              <text:p>PS706 Remote Threshold (mV)</text:p>
            </chart:title>
            <chart:grid chart:style-name="ch6" chart:class="major"/>
          </chart:axis>
          <chart:series chart:style-name="ch9" chart:values-cell-range-address="Sheet1.D6:Sheet1.D34" chart:class="chart:scatter">
            <chart:domain table:cell-range-address="Sheet1.C6:Sheet1.C34"/>
            <chart:regression-curve chart:style-name="ch10">
              <chart:equation chart:display-equation="true" chart:display-r-square="true" svg:x="2.097cm" svg:y="2.45cm"/>
            </chart:regression-curve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">
                <text:p>-0.002</text:p>
                <draw:g>
                  <svg:desc>Sheet1.C6:Sheet1.C34</svg:desc>
                </draw:g>
              </table:table-cell>
              <table:table-cell office:value-type="float" office:value="-10">
                <text:p>-10</text:p>
                <draw:g>
                  <svg:desc>Sheet1.D6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52">
                <text:p>-0.252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01">
                <text:p>-0.501</text:p>
              </table:table-cell>
              <table:table-cell office:value-type="float" office:value="-58.7">
                <text:p>-5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5">
                <text:p>-0.75</text:p>
              </table:table-cell>
              <table:table-cell office:value-type="float" office:value="-83.1">
                <text:p>-83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99">
                <text:p>-0.999</text:p>
              </table:table-cell>
              <table:table-cell office:value-type="float" office:value="-107.5">
                <text:p>-10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001">
                <text:p>-3.001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998">
                <text:p>-3.998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999">
                <text:p>-4.999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-598">
                <text:p>-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001">
                <text:p>-7.001</text:p>
              </table:table-cell>
              <table:table-cell office:value-type="float" office:value="-696">
                <text:p>-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002">
                <text:p>-8.002</text:p>
              </table:table-cell>
              <table:table-cell office:value-type="float" office:value="-794">
                <text:p>-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999">
                <text:p>-8.999</text:p>
              </table:table-cell>
              <table:table-cell office:value-type="float" office:value="-892">
                <text:p>-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">
                <text:p>-10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2">
                <text:p>-0.012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">
                <text:p>0.25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1">
                <text:p>0.501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">
                <text:p>0.7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">
                <text:p>0.999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01">
                <text:p>3.00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02">
                <text:p>4.00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99">
                <text:p>4.99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01">
                <text:p>7.001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998">
                <text:p>7.99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99">
                <text:p>8.99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970">
                <text:p>9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